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style:text-underline-style="solid" style:text-underline-width="auto" style:text-underline-color="font-color"/>
    </style:style>
    <style:style style:name="P3" style:family="paragraph" style:parent-style-name="Standard">
      <style:text-properties style:font-name="Arial" style:text-underline-style="none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 style:list-style-name="L1">
      <style:text-properties style:font-name="Arial"/>
    </style:style>
    <style:style style:name="P6" style:family="paragraph" style:parent-style-name="Standard"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 style:list-style-name="L2"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="Arial"/>
    </style:style>
    <style:style style:name="T2" style:family="text">
      <style:text-properties fo:font-variant="normal" fo:text-transform="none" fo:color="#000000" style:font-name="sans-serif" fo:letter-spacing="normal" fo:font-style="normal"/>
    </style:style>
    <style:style style:name="T3" style:family="text">
      <style:text-properties fo:font-variant="normal" fo:text-transform="none" fo:color="#000000" style:font-name="sans-serif" fo:letter-spacing="normal" fo:font-style="normal" fo:font-weight="bold"/>
    </style:style>
    <style:style style:name="T4" style:family="text">
      <style:text-properties fo:font-variant="normal" fo:text-transform="none" fo:color="#000000" style:font-name="sans-serif" fo:font-size="10.5pt" fo:letter-spacing="normal" fo:font-style="normal"/>
    </style:style>
    <style:style style:name="T5" style:family="text">
      <style:text-properties fo:font-variant="normal" fo:text-transform="none" fo:color="#000000" style:font-name="sans-serif" fo:font-size="10.5pt" fo:letter-spacing="normal" fo:font-style="normal" fo:font-weight="bold"/>
    </style:style>
    <style:style style:name="T6" style:family="text">
      <style:text-properties fo:font-variant="normal" fo:text-transform="none" fo:color="#54595d" style:font-name="sans-serif" fo:font-size="12pt" fo:letter-spacing="normal" fo:font-style="normal" fo:font-weight="normal"/>
    </style:style>
    <style:style style:name="T7" style:family="text">
      <style:text-properties fo:font-variant="normal" fo:text-transform="none" fo:color="#0b0080" style:text-line-through-style="none" style:font-name="sans-serif" fo:font-size="12pt" fo:letter-spacing="normal" fo:font-style="normal" style:text-underline-style="none" fo:font-weight="normal" style:text-blinking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doo</text:p>
      <text:p text:style-name="P1">Servicio técnico: </text:p>
      <text:p text:style-name="P1"/>
      <text:p text:style-name="P1">Fabricante: Odoo S.A. (anteriormente OpenERP)</text:p>
      <text:p text:style-name="P1"/>
      <text:p text:style-name="P1">Año de fundación: 2004</text:p>
      <text:p text:style-name="P1"/>
      <text:p text:style-name="P1">Plataformas: Multiplataformas</text:p>
      <text:p text:style-name="P1"/>
      <text:p text:style-name="P1">Lenguaje de la BD: PostgreSQL</text:p>
      <text:p text:style-name="P1"/>
      <text:p text:style-name="Standard"><text:span text:style-name="T1">Página web: </text:span><text:a xlink:type="simple" xlink:href="https://www.odoo.com/es_ES/?utm_source=adwords&amp;utm_medium=cpc&amp;utm_campaign=en-adworsdcpc-brand&amp;gclid=Cj0KCQiAno_uBRC1ARIsAB496IXDp4A7TCMxR5FvmXYr2d9PUaZuXqpax8jfWkNEeIr2_YXIksJA98gaAjV1EALw_wcB" text:style-name="Internet_20_link" text:visited-style-name="Visited_20_Internet_20_Link">https://www.odoo.com/es_ES/?utm_source=adwords&amp;utm_medium=cpc&amp;utm_campaign=en-adworsdcpc-brand&amp;gclid=Cj0KCQiAno_uBRC1ARIsAB496IXDp4A7TCMxR5FvmXYr2d9PUaZuXqpax8jfWkNEeIr2_YXIksJA98gaAjV1EALw_wcB</text:a></text:p>
      <text:p text:style-name="Standard"/>
      <text:p text:style-name="P1">Tipo de licencia: GNU LGPL v3</text:p>
      <text:p text:style-name="P1"/>
      <text:p text:style-name="P1">Tipos de versiones: </text:p>
      <text:list xml:id="list4745783495392456173" text:style-name="L1">
        <text:list-item>
          <text:p text:style-name="P5">General</text:p>
        </text:list-item>
        <text:list-item>
          <text:p text:style-name="P5">Interfaz de usuario</text:p>
        </text:list-item>
        <text:list-item>
          <text:p text:style-name="P5">Studio</text:p>
        </text:list-item>
        <text:list-item>
          <text:p text:style-name="P5">Contabilidad</text:p>
        </text:list-item>
        <text:list-item>
          <text:p text:style-name="P5">Gestión de proyectos</text:p>
        </text:list-item>
        <text:list-item>
          <text:p text:style-name="P5">Gestión de ventas</text:p>
        </text:list-item>
        <text:list-item>
          <text:p text:style-name="P5">Recursos humanos</text:p>
        </text:list-item>
        <text:list-item>
          <text:p text:style-name="P5">Inventario</text:p>
        </text:list-item>
        <text:list-item>
          <text:p text:style-name="P5">Fabricación</text:p>
        </text:list-item>
        <text:list-item>
          <text:p text:style-name="P5">Creación de sitios web</text:p>
        </text:list-item>
        <text:list-item>
          <text:p text:style-name="P5">Comercio electrónico</text:p>
        </text:list-item>
        <text:list-item>
          <text:p text:style-name="P5">Punto de venta</text:p>
        </text:list-item>
        <text:list-item>
          <text:p text:style-name="P5">Marketing</text:p>
        </text:list-item>
        <text:list-item>
          <text:p text:style-name="P5">Variado</text:p>
        </text:list-item>
      </text:list>
      <text:p text:style-name="P1"/>
      <text:p text:style-name="P1">Comunidad: </text:p>
      <text:p text:style-name="P1"/>
      <text:p text:style-name="P2">OpenBravo</text:p>
      <text:p text:style-name="P1">Servicio técnico: </text:p>
      <text:p text:style-name="P1"/>
      <text:p text:style-name="P1">Fabricante: ---</text:p>
      <text:p text:style-name="P1"/>
      <text:p text:style-name="P1">Año de fundación: 2001</text:p>
      <text:p text:style-name="P1"/>
      <text:p text:style-name="P1">Plataformas: </text:p>
      <text:p text:style-name="P1"/>
      <text:p text:style-name="P1">Lenguaje de la BD: </text:p>
      <text:p text:style-name="P1"/>
      <text:p text:style-name="Standard"><text:span text:style-name="T1">Página web: </text:span><text:a xlink:type="simple" xlink:href="https://www.openbravo.com/es" text:style-name="Internet_20_link" text:visited-style-name="Visited_20_Internet_20_Link">https://www.openbravo.com/es</text:a> </text:p>
      <text:p text:style-name="Standard"/>
      <text:p text:style-name="Standard"/>
      <text:p text:style-name="Standard"/>
      <text:p text:style-name="P1"><text:soft-page-break/>Tipo de licencia: Openbravo Public License (based on the MPL) para módulos no comerciales.</text:p>
      <text:p text:style-name="P1">Openbravo Commercial License para módulos comerciales.</text:p>
      <text:p text:style-name="P1">GNU GPL (version 2 or posterior) para Openbravo Java POS.</text:p>
      <text:p text:style-name="P1"/>
      <text:p text:style-name="P1">Openbravo Public License, basada en la MPL</text:p>
      <text:p text:style-name="P1"/>
      <text:p text:style-name="P1">Tipos de versiones:</text:p>
      <text:p text:style-name="P6">- <text:bookmark text:name="Plataforma_ERP_de_Openbravo"/><text:span text:style-name="T2">Plataforma ERP de Openbravo</text:span></text:p>
      <text:p text:style-name="P6"><text:span text:style-name="T2">- </text:span><text:bookmark text:name="Openbravo_Java_POS"/><text:span text:style-name="T2">Openbravo Java POS</text:span></text:p>
      <text:list xml:id="list6162862209706933532" text:style-name="L2">
        <text:list-item>
          <text:p text:style-name="P8"><text:bookmark text:name="Suite_de_Negocio_de_Openbravo"/><text:span text:style-name="T2">Suite de Negocio de Openbravo</text:span></text:p>
        </text:list-item>
        <text:list-item>
          <text:p text:style-name="P8">Suite de Comercio de Openbravo</text:p>
        </text:list-item>
        <text:list-item>
          <text:p text:style-name="P8">Openbravo Web POS</text:p>
        </text:list-item>
      </text:list>
      <text:p text:style-name="P7">- <text:bookmark text:name="Gestión_de_suscripciones_y_facturación_recurrente"/><text:span text:style-name="T2">Gestión de suscripciones y facturación recurrente</text:span></text:p>
      <text:p text:style-name="P7">- <text:bookmark text:name="Openbravo_Mobile"/><text:span text:style-name="T2">Openbravo Mobile</text:span></text:p>
      <text:p text:style-name="P7">- <text:bookmark text:name="Openbravo_Analytics"/><text:span text:style-name="T2">Openbravo Analytics</text:span></text:p>
      <text:p text:style-name="Standard"/>
      <text:p text:style-name="P1"/>
      <text:p text:style-name="P3">Comunida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07T11:55:55.44</meta:creation-date>
    <dc:date>2019-11-12T12:47:52.03</dc:date>
    <meta:editing-duration>PT30M22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2" meta:paragraph-count="45" meta:word-count="169" meta:character-count="1242"/>
  </office:meta>
</office:document-meta>
</file>